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7.116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395cm"/>
    </style:style>
    <style:style style:name="gr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658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7.476cm"/>
    </style:style>
    <style:style style:name="gr9" style:family="graphic" style:parent-style-name="objectwithoutfill">
      <style:graphic-properties svg:stroke-color="#ff0066"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697cm"/>
    </style:style>
    <style:style style:name="gr1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ersion 0.0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 diagram</text:p>
          </draw:text-box>
        </draw:frame>
        <draw:frame draw:style-name="gr2" draw:text-style-name="P2" draw:layer="layout" svg:width="9.144cm" svg:height="7.366cm" svg:x="16.002cm" svg:y="4.91cm">
          <draw:text-box>
            <text:p><text:span text:style-name="T1">TCP class</text:span></text:p>
            <text:p><text:span text:style-name="T1">- socket, bind, listen, accept, connect</text:span></text:p>
            <text:p><text:span text:style-name="T1">- send, receive</text:span></text:p>
            <text:p><text:span text:style-name="T1"/></text:p>
          </draw:text-box>
        </draw:frame>
        <draw:frame draw:style-name="gr3" draw:text-style-name="P2" draw:layer="layout" svg:width="1.778cm" svg:height="0.645cm" svg:x="22.86cm" svg:y="6.975cm">
          <draw:text-box>
            <text:p><text:span text:style-name="T2">TCP</text:span></text:p>
          </draw:text-box>
        </draw:frame>
        <draw:connector draw:style-name="gr4" draw:text-style-name="P3" draw:layer="layout" draw:type="curve" svg:x1="18.161cm" svg:y1="12.052cm" svg:x2="14.242cm" svg:y2="15.747cm" draw:start-shape="id1" draw:start-glue-point="2" draw:end-shape="id2" draw:end-glue-point="1" svg:d="M18161 12052c0 2464-1306 3695-3919 3695" svg:viewBox="0 0 3920 3696">
          <text:p/>
        </draw:connector>
        <draw:connector draw:style-name="gr5" draw:text-style-name="P3" draw:layer="layout" draw:type="curve" svg:x1="5.588cm" svg:y1="11.737cm" svg:x2="8.654cm" svg:y2="15.747cm" draw:start-shape="id3" draw:start-glue-point="1" draw:end-shape="id2" draw:end-glue-point="3" svg:d="M5588 11737c2299 0 767 4010 3066 4010" svg:viewBox="0 0 3067 4011">
          <text:p/>
        </draw:connector>
        <draw:frame draw:style-name="gr6" draw:text-style-name="P2" xml:id="id3" draw:id="id3" draw:layer="layout" svg:width="4.826cm" svg:height="8.021cm" svg:x="0.762cm" svg:y="7.727cm">
          <draw:text-box>
            <text:p><text:span text:style-name="T3">Sensor_data</text:span></text:p>
            <text:p><text:span text:style-name="T1">Metadata</text:span></text:p>
            <text:p><text:span text:style-name="T1">- sensortype</text:span></text:p>
            <text:p><text:span text:style-name="T1">- platform</text:span></text:p>
            <text:p><text:span text:style-name="T1">- sensor time</text:span></text:p>
            <text:p><text:span text:style-name="T1">- counter??</text:span></text:p>
            <text:p><text:span text:style-name="T1">Data</text:span></text:p>
            <text:p><text:span text:style-name="T1">- cvmat, i.e.</text:span></text:p>
            <text:p><text:span text:style-name="T1">Use cvmat as container</text:span></text:p>
            <text:p><text:span text:style-name="T1">- rows, cols, depth</text:span></text:p>
            <text:p><text:span text:style-name="T1">- datatype</text:span></text:p>
            <text:p><text:span text:style-name="T1">- char *data() as continous memory</text:span></text:p>
          </draw:text-box>
        </draw:frame>
        <draw:g>
          <draw:frame draw:style-name="gr7" draw:text-style-name="P2" xml:id="id2" draw:id="id2" draw:layer="layout" svg:width="5.588cm" svg:height="0.908cm" svg:x="8.654cm" svg:y="15.293cm">
            <draw:text-box>
              <text:p><text:span text:style-name="T1">Enqueue message</text:span></text:p>
            </draw:text-box>
          </draw:frame>
          <draw:frame draw:style-name="gr8" draw:text-style-name="P2" draw:layer="layout" svg:width="6.096cm" svg:height="7.726cm" svg:x="8.474cm" svg:y="9.906cm">
            <draw:text-box>
              <text:p><text:span text:style-name="T3">Message_queue</text:span></text:p>
              <text:p><text:span text:style-name="T1">Metadata</text:span></text:p>
              <text:p><text:span text:style-name="T1">- message id (counter)</text:span></text:p>
              <text:p><text:span text:style-name="T1">- time</text:span></text:p>
              <text:p><text:span text:style-name="T1">- platform</text:span></text:p>
              <text:p><text:span text:style-name="T1">Data</text:span></text:p>
              <text:p><text:span text:style-name="T1">- sensor meta data</text:span></text:p>
              <text:p><text:span text:style-name="T1">- sensor data</text:span></text:p>
              <text:p><text:span text:style-name="T1">- other</text:span></text:p>
              <text:p><text:span text:style-name="T1"/></text:p>
              <text:p><text:span text:style-name="T1"/></text:p>
              <text:p><text:span text:style-name="T1"/></text:p>
            </draw:text-box>
          </draw:frame>
          <draw:frame draw:style-name="gr7" draw:text-style-name="P2" xml:id="id4" draw:id="id4" draw:layer="layout" svg:width="5.588cm" svg:height="0.908cm" svg:x="8.674cm" svg:y="16.438cm">
            <draw:text-box>
              <text:p><text:span text:style-name="T1">Dequeue message</text:span></text:p>
            </draw:text-box>
          </draw:frame>
        </draw:g>
        <draw:connector draw:style-name="gr9" draw:text-style-name="P3" draw:layer="layout" draw:type="curve" svg:x1="14.262cm" svg:y1="16.892cm" svg:x2="22.987cm" svg:y2="12.052cm" draw:start-shape="id4" draw:start-glue-point="1" draw:end-shape="id5" draw:end-glue-point="2" svg:d="M14262 16892c5817 0 8725-1613 8725-4840" svg:viewBox="0 0 8726 4841">
          <text:p/>
        </draw:connector>
        <draw:frame draw:style-name="gr10" draw:text-style-name="P2" xml:id="id1" draw:id="id1" draw:layer="layout" svg:width="3.302cm" svg:height="0.947cm" svg:x="16.51cm" svg:y="11.105cm">
          <draw:text-box>
            <text:p text:style-name="P4"><text:span text:style-name="T1">Server</text:span></text:p>
          </draw:text-box>
        </draw:frame>
        <draw:frame draw:style-name="gr10" draw:text-style-name="P2" xml:id="id5" draw:id="id5" draw:layer="layout" svg:width="3.302cm" svg:height="0.947cm" svg:x="21.336cm" svg:y="11.105cm">
          <draw:text-box>
            <text:p text:style-name="P4"><text:span text:style-name="T1">Client</text:span></text:p>
          </draw:text-box>
        </draw:frame>
        <draw:connector draw:style-name="gr11" draw:text-style-name="P3" draw:layer="layout" draw:type="curve" svg:x1="8.674cm" svg:y1="16.892cm" svg:x2="5.588cm" svg:y2="11.737cm" draw:start-shape="id4" draw:start-glue-point="3" draw:end-shape="id3" svg:d="M8674 16892c-2314 0-772-5155-3086-5155" svg:viewBox="0 0 3087 5156">
          <text:p/>
        </draw:connector>
        <draw:frame draw:style-name="gr12" draw:text-style-name="P5" draw:layer="layout" svg:width="4.318cm" svg:height="1.016cm" svg:x="16.256cm" svg:y="9.766cm">
          <draw:text-box>
            <text:p text:style-name="P4"><text:span text:style-name="T1">Header-message</text:span></text:p>
          </draw:text-box>
        </draw:frame>
        <draw:frame draw:style-name="gr12" draw:text-style-name="P5" draw:layer="layout" svg:width="4.318cm" svg:height="1.016cm" svg:x="20.574cm" svg:y="9.766cm">
          <draw:text-box>
            <text:p text:style-name="P4"><text:span text:style-name="T1">Data-message</text:span></text:p>
          </draw:text-box>
        </draw:frame>
        <draw:frame draw:style-name="gr12" draw:text-style-name="P5" draw:layer="layout" svg:width="4.318cm" svg:height="1.016cm" svg:x="16.256cm" svg:y="8.496cm">
          <draw:text-box>
            <text:p text:style-name="P4"><text:span text:style-name="T1">Header-buffer</text:span></text:p>
          </draw:text-box>
        </draw:frame>
        <draw:frame draw:style-name="gr12" draw:text-style-name="P5" draw:layer="layout" svg:width="4.318cm" svg:height="1.016cm" svg:x="20.574cm" svg:y="8.496cm">
          <draw:text-box>
            <text:p text:style-name="P4"><text:span text:style-name="T1">Data-buffer</text:span></text:p>
          </draw:text-box>
        </draw:frame>
        <draw:frame draw:style-name="gr12" draw:text-style-name="P5" draw:layer="layout" svg:width="4.318cm" svg:height="1.016cm" svg:x="18.034cm" svg:y="7.196cm">
          <draw:text-box>
            <text:p text:style-name="P4"><text:span text:style-name="T1">Char * / si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7:14:20.862792700</meta:creation-date>
    <dc:date>2018-11-05T22:58:07.347199005</dc:date>
    <meta:editing-duration>PT3H51M36S</meta:editing-duration>
    <meta:editing-cycles>265</meta:editing-cycles>
    <meta:generator>LibreOffice/5.1.6.2$Linux_X86_64 LibreOffice_project/10m0$Build-2</meta:generator>
    <meta:document-statistic meta:object-count="46"/>
  </office:meta>
</office:document-meta>
</file>